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kula" svg:font-family="Nakula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pitch="variable"/>
  </office:font-face-decls>
  <office:automatic-styles>
    <style:style style:name="P1" style:family="paragraph" style:parent-style-name="Heading_20_5">
      <style:text-properties style:font-name="Nimbus Roman" fo:font-size="16pt" fo:language="zxx" fo:country="none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1f11e1" officeooo:paragraph-rsid="001f11e1" style:language-asian="zxx" style:country-asian="none" style:language-complex="zxx" style:country-complex="none"/>
    </style:style>
    <style:style style:name="P3" style:family="paragraph" style:parent-style-name="Standard">
      <style:text-properties style:font-name="Nimbus Roman" fo:font-size="10pt" fo:language="zxx" fo:country="none" officeooo:rsid="001f11e1" officeooo:paragraph-rsid="001f11e1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style:font-name="Nimbus Roman" fo:font-size="16pt" fo:language="zxx" fo:country="none" officeooo:rsid="001f11e1" officeooo:paragraph-rsid="001f11e1" style:font-size-asian="16pt" style:language-asian="zxx" style:country-asian="none" style:font-size-complex="16pt" style:language-complex="zxx" style:country-complex="none"/>
    </style:style>
    <style:style style:name="P5" style:family="paragraph" style:parent-style-name="Standard" style:list-style-name="L1">
      <style:text-properties officeooo:paragraph-rsid="001f11e1"/>
    </style:style>
    <style:style style:name="P6" style:family="paragraph" style:parent-style-name="Standard" style:list-style-name="L3">
      <style:text-properties officeooo:paragraph-rsid="001f11e1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text-position="0% 100%" style:font-name="Nimbus Roman" fo:font-size="14pt" fo:language="zxx" fo:country="none" officeooo:rsid="001f11e1" officeooo:paragraph-rsid="001f11e1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1f11e1"/>
    </style:style>
    <style:style style:name="T2" style:family="text">
      <style:text-properties style:text-underline-style="none"/>
    </style:style>
    <style:style style:name="T3" style:family="text">
      <style:text-properties style:font-name="Nimbus Roman" fo:font-size="20pt" style:font-size-asian="20pt" style:font-size-complex="20pt"/>
    </style:style>
    <style:style style:name="T4" style:family="text">
      <style:text-properties style:font-name="Nimbus Roman" fo:font-size="20pt" style:text-underline-style="none" style:font-size-asian="20pt" style:font-size-complex="20pt"/>
    </style:style>
    <style:style style:name="T5" style:family="text">
      <style:text-properties style:font-name="Nimbus Roman" fo:font-size="16pt" fo:language="zxx" fo:country="none" fo:font-weight="normal" officeooo:rsid="001f11e1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6" style:family="text">
      <style:text-properties style:font-name="Nimbus Roman" fo:font-size="16pt" fo:language="zxx" fo:country="none" officeooo:rsid="001f11e1" style:font-size-asian="16pt" style:language-asian="zxx" style:country-asian="none" style:font-size-complex="16pt" style:language-complex="zxx" style:country-complex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3" style:family="text">
      <style:text-properties fo:font-size="16pt" style:text-underline-style="none" style:font-size-asian="16pt" style:font-size-complex="16pt"/>
    </style:style>
    <style:style style:name="T14" style:family="text">
      <style:text-properties style:font-name="Garuda"/>
    </style:style>
    <style:style style:name="T15" style:family="text">
      <style:text-properties style:font-name="DejaVu Sans"/>
    </style:style>
    <style:style style:name="T16" style:family="text">
      <style:text-properties style:font-name="Z003"/>
    </style:style>
    <style:style style:name="T17" style:family="text">
      <style:text-properties style:font-name="FreeSans"/>
    </style:style>
    <style:style style:name="T18" style:family="text">
      <style:text-properties style:font-name="Nakul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tab/></text:span></text:p>
      <text:p text:style-name="P2"><text:span text:style-name="T4"><text:tab/><text:tab/></text:span><text:span text:style-name="T3">Objetivos profesionales</text:span></text:p>
      <text:p text:style-name="P2"><text:span text:style-name="T3"/></text:p>
      <text:p text:style-name="P2"><text:span text:style-name="T3"/></text:p>
      <text:p text:style-name="P2"/>
      <text:p text:style-name="P3"><text:tab/><text:span text:style-name="T10">A corto-medio plazo</text:span></text:p>
      <text:p text:style-name="P3"><text:span text:style-name="T13"><text:s/></text:span><text:span text:style-name="T12">encontrar lo que más disfruto</text:span><text:span text:style-name="T9"> en el mundo de la programación y establecerme en un puesto relacionado con ello para </text:span><text:span text:style-name="T12">ganar experiecia</text:span><text:span text:style-name="T9"> en esa especialidad. </text:span></text:p>
      <text:list text:style-name="L1">
        <text:list-item>
          <text:p text:style-name="P5"><text:span text:style-name="T6">Mediados de 2024, tras finalizar el bootcamp.</text:span></text:p>
        </text:list-item>
      </text:list>
      <text:p text:style-name="P4"/>
      <text:p text:style-name="P4"><text:tab/><text:span text:style-name="T8">A largo plazo</text:span></text:p>
      <text:p text:style-name="P4"><text:s/>acceder a un puesto en una <text:span text:style-name="T7">entidad que trabaje estrechamente con la administración pública</text:span> o incluso dentro de ella y tenga las <text:span text:style-name="T7">mejores condiciones de trabajo posible</text:span>, primando la <text:span text:style-name="T7">calidad de vida y del entorno</text:span> de trabajo.</text:p>
      <text:list text:style-name="L3">
        <text:list-item>
          <text:p text:style-name="P6"><text:span text:style-name="T6">Principios de 2025 en adelante.</text:span></text:p>
        </text:list-item>
      </text:list>
      <text:p text:style-name="P4"/>
      <text:h text:style-name="P1" text:outline-level="5"><text:tab/>Mi prioridad es la calidad de las condiciones por encima de la remuneración, a medio plazo aspiro a unos 2<text:span text:style-name="T1">1</text:span>.000<text:span text:style-name="T1">~ y una jornada de trabajo fija.</text:span></text:h>
      <text:p text:style-name="Text_20_body"><text:span text:style-name="T5"/></text:p>
      <text:p text:style-name="P4"/>
      <text:p text:style-name="P7"><text:tab/><text:span text:style-name="T8">Por el momento me llaman más la atención las funciones de análisis y diseño dentro de la programació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kula" svg:font-family="Nakula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5:28:49.408124677</meta:creation-date>
    <dc:date>2023-08-08T15:55:24.432931282</dc:date>
    <meta:editing-duration>PT26M35S</meta:editing-duration>
    <meta:editing-cycles>1</meta:editing-cycles>
    <meta:document-statistic meta:table-count="0" meta:image-count="0" meta:object-count="0" meta:page-count="1" meta:paragraph-count="10" meta:word-count="128" meta:character-count="761" meta:non-whitespace-character-count="634"/>
    <meta:generator>LibreOffice/7.4.7.2$Linux_X86_64 LibreOffice_project/40$Build-2</meta:generator>
  </office:meta>
</office:document-meta>
</file>